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GroovyScriptEvaluator.setCompilerConfiguration( @ Nullable CompilerConfiguration compilerConfigura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GroovyScriptEvaluator.evaluate( ScriptSource script , @ Nullable Map &lt; String , Object &gt; arguments )</text:p>
          </table:table-cell>
          <table:table-cell office:value-type="float" office:value="5">
            <text:p text:style-name="Table_20_Contents">5</text:p>
          </table:table-cell>
          <table:table-cell office:value-type="float" office:value="1">
            <text:p text:style-name="Table_20_Contents">1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GroovyScriptEvaluator.GroovyScriptEvaluator( @ Nullable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ScriptEvaluator.evaluate( ScriptSource scrip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ScriptEvaluator.GroovyScriptEvaluato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GroovyScriptEvaluator.setBeanClassLoader( ClassLoader classLoade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ScriptEvaluator.setCompilationCustomizers( CompilationCustomizer ... compilationCustomizer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roovyScriptEvaluator.getCompilerConfigu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